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e9ad" officeooo:paragraph-rsid="001ae9ad"/>
    </style:style>
    <style:style style:name="P2" style:family="paragraph" style:parent-style-name="Standard">
      <style:text-properties officeooo:rsid="001ae9ad" officeooo:paragraph-rsid="001c1afd"/>
    </style:style>
    <style:style style:name="P3" style:family="paragraph" style:parent-style-name="Standard">
      <style:text-properties officeooo:rsid="001ae9ad" officeooo:paragraph-rsid="001d749d"/>
    </style:style>
    <style:style style:name="P4" style:family="paragraph" style:parent-style-name="Standard">
      <style:text-properties officeooo:rsid="001ae9ad" officeooo:paragraph-rsid="001dd2da"/>
    </style:style>
    <style:style style:name="P5" style:family="paragraph" style:parent-style-name="Standard">
      <style:text-properties officeooo:rsid="001fcca0" officeooo:paragraph-rsid="001fcca0"/>
    </style:style>
    <style:style style:name="P6" style:family="paragraph" style:parent-style-name="Standard">
      <style:text-properties officeooo:paragraph-rsid="001fcca0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1afd"/>
    </style:style>
    <style:style style:name="T5" style:family="text">
      <style:text-properties officeooo:rsid="001d749d"/>
    </style:style>
    <style:style style:name="T6" style:family="text">
      <style:text-properties officeooo:rsid="001fcca0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officeooo:rsid="001fcca0" fo:background-color="#1e1e1e" loext:char-shading-value="0"/>
    </style:style>
    <style:style style:name="T9" style:family="text">
      <style:text-properties fo:color="#b5cea8" style:font-name="Droid Sans Mono" fo:font-size="10.5pt" fo:font-weight="normal" fo:background-color="#1e1e1e" loext:char-shading-value="0"/>
    </style:style>
    <style:style style:name="T10" style:family="text">
      <style:text-properties fo:color="#b5cea8" style:font-name="Droid Sans Mono" fo:font-size="10.5pt" fo:font-weight="normal" officeooo:rsid="001fcca0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Выборка была разбита на 3 группы по абсолютному значению данных:</text:p>
      <text:p text:style-name="P6"><text:span text:style-name="T6">- </text:span><text:span text:style-name="T7">ib_mem , </text:span><text:span text:style-name="T8">абсолютное значение <text:s/></text:span><text:span text:style-name="T9">1000000 </text:span><text:span text:style-name="T10">и разброс(eps) равен 20 процентам</text:span></text:p>
      <text:p text:style-name="P6"><text:span text:style-name="T6">- </text:span><text:span text:style-name="T7">cpu_user</text:span><text:span text:style-name="T8">, абсолютное значение 50 и разброс(eps) равен 20 процентам</text:span></text:p>
      <text:p text:style-name="P6"><text:span text:style-name="T6">- </text:span><text:span text:style-name="T7">cpu_nice,</text:span><text:span text:style-name="T8">абсолютное значение 1 и разброс(eps) равен 20 процентам</text:span></text:p>
      <text:p text:style-name="Standard"/>
      <text:p text:style-name="P5">Дальше приведены результаты тестирования, где я вывел словарь(питон), в котором указывается имя файла_{значение сдвига}_{кол-во повторов}_{период_генерированного временного_ряда}.csv и справа результат работы алгоритма.</text:p>
      <text:p text:style-name="Standard"/>
      <text:p text:style-name="P5">Для большего понимания выделил значения периода в имени файла, чтобы бросалось в глаза.</text:p>
      <text:p text:style-name="P5">Итог: очень плохой результат работы, видно что в первой группе максимльно близкий результат 500,хотя искомый период равен 1000.</text:p>
      <text:p text:style-name="P6"><text:span text:style-name="T6">Для второй группы были попадания для мелкого периода(10) и более менее для 1000(815)</text:span></text:p>
      <text:p text:style-name="P5">Для третьей группы были попадания для мелкого периода(10) .</text:p>
      <text:p text:style-name="P5">Алгоритм очень плохо показывает себя на данных тестах(слишком плохо).</text:p>
      <text:p text:style-name="Standard"/>
      <text:p text:style-name="Standard"/>
      <text:p text:style-name="P1">Результаты тестирование группа 1.</text:p>
      <text:p text:style-name="P1"/>
      <text:p text:style-name="P1">'shifting_ib_mem_0_3_<text:span text:style-name="T2">10</text:span>.csv': None, </text:p>
      <text:p text:style-name="P1">'shifting_ib_mem_10_3_<text:span text:style-name="T3">10</text:span>.csv': None, </text:p>
      <text:p text:style-name="P1">'shifting_ib_mem_10000_3_<text:span text:style-name="T3">10</text:span>.csv': None, </text:p>
      <text:p text:style-name="P1">'shifting_ib_mem_0_10_<text:span text:style-name="T3">10</text:span>.csv': None,</text:p>
      <text:p text:style-name="P1">'shifting_ib_mem_10_10_<text:span text:style-name="T3">10</text:span>.csv': None, </text:p>
      <text:p text:style-name="P1">'shifting_ib_mem_10000_10_<text:span text:style-name="T3">10</text:span>.csv': None,</text:p>
      <text:p text:style-name="P1">'shifting_ib_mem_0_100_<text:span text:style-name="T3">10</text:span>.csv': 3.0, </text:p>
      <text:p text:style-name="P1">'shifting_ib_mem_10_100_<text:span text:style-name="T3">10</text:span>.csv': 3.0,</text:p>
      <text:p text:style-name="P1">'shifting_ib_mem_10000_100_<text:span text:style-name="T3">10</text:span>.csv': None, </text:p>
      <text:p text:style-name="P1">'shifting_ib_mem_0_3_<text:span text:style-name="T3">100</text:span>.csv': 3.0, </text:p>
      <text:p text:style-name="P1">'shifting_ib_mem_10_3_<text:span text:style-name="T3">100</text:span>.csv': 3.0, </text:p>
      <text:p text:style-name="P1">'shifting_ib_mem_10000_3_<text:span text:style-name="T3">100</text:span>.csv': 3.0,</text:p>
      <text:p text:style-name="P1">'shifting_ib_mem_0_10_<text:span text:style-name="T3">100</text:span>.csv': 5.0, </text:p>
      <text:p text:style-name="P1">'shifting_ib_mem_10_10_<text:span text:style-name="T3">100</text:span>.csv': 5.0,</text:p>
      <text:p text:style-name="P1">'shifting_ib_mem_10000_10_<text:span text:style-name="T3">100</text:span>.csv': 5.0,</text:p>
      <text:p text:style-name="P1">'shifting_ib_mem_0_100_<text:span text:style-name="T3">100</text:span>.csv': 5.0,</text:p>
      <text:p text:style-name="P1">'shifting_ib_mem_10_100_<text:span text:style-name="T3">100</text:span>.csv': 5.0,</text:p>
      <text:p text:style-name="P1">'shifting_ib_mem_10000_100_<text:span text:style-name="T3">100</text:span>.csv': 5.0, </text:p>
      <text:p text:style-name="P1">'shifting_ib_mem_0_3_<text:span text:style-name="T3">1000</text:span>.csv': 4.0, </text:p>
      <text:p text:style-name="P1">'shifting_ib_mem_10_3_<text:span text:style-name="T3">1000</text:span>.csv': 4.0, </text:p>
      <text:p text:style-name="P1">'shifting_ib_mem_10000_3_<text:span text:style-name="T3">1000</text:span>.csv': 4.0, </text:p>
      <text:p text:style-name="P1">'shifting_ib_mem_0_10_<text:span text:style-name="T3">1000</text:span>.csv': 6.0, </text:p>
      <text:p text:style-name="P1">'shifting_ib_mem_10_10_<text:span text:style-name="T3">1000</text:span>.csv': 6.0, </text:p>
      <text:p text:style-name="P1">'shifting_ib_mem_10000_10_<text:span text:style-name="T3">1000</text:span>.csv': 6.0,</text:p>
      <text:p text:style-name="P1">'shifting_ib_mem_0_100_<text:span text:style-name="T3">1000</text:span>.csv': 6.0,</text:p>
      <text:p text:style-name="P1">'shifting_ib_mem_10_100_<text:span text:style-name="T3">1000</text:span>.csv': 6.0, </text:p>
      <text:p text:style-name="P1">'shifting_ib_mem_10000_100_<text:span text:style-name="T3">1000</text:span>.csv': 500.0</text:p>
      <text:p text:style-name="P1"/>
      <text:p text:style-name="P2">Результаты тестирование группа <text:span text:style-name="T4">2</text:span>.</text:p>
      <text:p text:style-name="P2"/>
      <text:p text:style-name="P3">'shifting_cpu_user_0_3_<text:span text:style-name="T3">10</text:span>.csv': None, </text:p>
      <text:p text:style-name="P3">'shifting_cpu_user_1_3_<text:span text:style-name="T3">10</text:span>.csv': None, </text:p>
      <text:p text:style-name="P3"><text:soft-page-break/>'shifting_cpu_user_5_3_<text:span text:style-name="T3">10</text:span>.csv': None, </text:p>
      <text:p text:style-name="P3">'shifting_cpu_user_0_10_<text:span text:style-name="T3">10</text:span>.csv': 7.0, </text:p>
      <text:p text:style-name="P3">'shifting_cpu_user_1_10_<text:span text:style-name="T3">10</text:span>.csv': 7.0, </text:p>
      <text:p text:style-name="P3">'shifting_cpu_user_5_10_<text:span text:style-name="T3">10</text:span>.csv': None, </text:p>
      <text:p text:style-name="P3">'shifting_cpu_user_0_100_<text:span text:style-name="T3">10</text:span>.csv': 10.0, </text:p>
      <text:p text:style-name="P3">'shifting_cpu_user_1_100_<text:span text:style-name="T3">10</text:span>.csv': 7.0, </text:p>
      <text:p text:style-name="P3">'shifting_cpu_user_5_100_<text:span text:style-name="T3">10</text:span>.csv': None, </text:p>
      <text:p text:style-name="P3">'shifting_cpu_user_0_3_<text:span text:style-name="T3">100</text:span>.csv': 1.0, </text:p>
      <text:p text:style-name="P3">'shifting_cpu_user_1_3_<text:span text:style-name="T3">100</text:span>.csv': 1.0, </text:p>
      <text:p text:style-name="P3">'shifting_cpu_user_5_3_<text:span text:style-name="T3">100</text:span>.csv': 1.0, </text:p>
      <text:p text:style-name="P3">'shifting_cpu_user_0_10_<text:span text:style-name="T3">100</text:span>.csv': 1.0, </text:p>
      <text:p text:style-name="P3">'shifting_cpu_user_1_10_<text:span text:style-name="T3">100</text:span>.csv': 1.0, </text:p>
      <text:p text:style-name="P3">'shifting_cpu_user_5_10_<text:span text:style-name="T3">100</text:span>.csv': 1.0, </text:p>
      <text:p text:style-name="P3">'shifting_cpu_user_0_100_<text:span text:style-name="T3">100</text:span>.csv': 1.0, </text:p>
      <text:p text:style-name="P3">'shifting_cpu_user_1_100_<text:span text:style-name="T3">100</text:span>.csv': 1.0, </text:p>
      <text:p text:style-name="P3">'shifting_cpu_user_5_100_<text:span text:style-name="T3">100</text:span>.csv': None, </text:p>
      <text:p text:style-name="P3">'shifting_cpu_user_0_3_<text:span text:style-name="T3">1000</text:span>.csv': 23.0,</text:p>
      <text:p text:style-name="P3">'shifting_cpu_user_1_3_<text:span text:style-name="T3">1000</text:span>.csv': 23.0, </text:p>
      <text:p text:style-name="P3">'shifting_cpu_user_5_3_<text:span text:style-name="T3">1000</text:span>.csv': 21.0, </text:p>
      <text:p text:style-name="P3">'shifting_cpu_user_0_10_<text:span text:style-name="T3">1000</text:span>.csv': 23.0, </text:p>
      <text:p text:style-name="P3">'shifting_cpu_user_1_10_<text:span text:style-name="T3">1000</text:span>.csv': 23.0, </text:p>
      <text:p text:style-name="P3">'shifting_cpu_user_5_10_<text:span text:style-name="T3">1000</text:span>.csv': 815.0, </text:p>
      <text:p text:style-name="P3">'shifting_cpu_user_0_100_<text:span text:style-name="T3">1000</text:span>.csv': 23.0, </text:p>
      <text:p text:style-name="P3">'shifting_cpu_user_1_100_<text:span text:style-name="T3">1000</text:span>.csv': None, </text:p>
      <text:p text:style-name="P3">'shifting_cpu_user_5_100_<text:span text:style-name="T3">1000</text:span>.csv': None</text:p>
      <text:p text:style-name="P2"/>
      <text:p text:style-name="P2"/>
      <text:p text:style-name="P3">Результаты тестирование группа <text:span text:style-name="T5">3</text:span>.</text:p>
      <text:p text:style-name="P3"/>
      <text:p text:style-name="P3"/>
      <text:p text:style-name="P4">'shifting_cpu_nice_0_3_<text:span text:style-name="T3">10</text:span>.csv': None, </text:p>
      <text:p text:style-name="P4">'shifting_cpu_nice_0.01_3_<text:span text:style-name="T1">10</text:span>.csv': 7.0, </text:p>
      <text:p text:style-name="P4">'shifting_cpu_nice_0.1_3_<text:span text:style-name="T3">10</text:span>.csv': None, </text:p>
      <text:p text:style-name="P4">'shifting_cpu_nice_0_10_<text:span text:style-name="T3">10</text:span>.csv': 7.0, </text:p>
      <text:p text:style-name="P4">'shifting_cpu_nice_0.01_10_<text:span text:style-name="T3">10</text:span>.csv': 7.0, </text:p>
      <text:p text:style-name="P4">'shifting_cpu_nice_0.1_10_<text:span text:style-name="T3">10</text:span>.csv': 7.0, </text:p>
      <text:p text:style-name="P4">'shifting_cpu_nice_0_100_<text:span text:style-name="T3">10</text:span>.csv': 10.0, </text:p>
      <text:p text:style-name="P4">'shifting_cpu_nice_0.01_100_<text:span text:style-name="T3">10</text:span>.csv': 10.0, </text:p>
      <text:p text:style-name="P4">'shifting_cpu_nice_0.1_100_<text:span text:style-name="T3">10</text:span>.csv': None, </text:p>
      <text:p text:style-name="P4">'shifting_cpu_nice_0_3_<text:span text:style-name="T3">100</text:span>.csv': 3.0, </text:p>
      <text:p text:style-name="P4">'shifting_cpu_nice_0.01_3_<text:span text:style-name="T3">100</text:span>.csv': 3.0, </text:p>
      <text:p text:style-name="P4">'shifting_cpu_nice_0.1_3_<text:span text:style-name="T3">100</text:span>.csv': None, </text:p>
      <text:p text:style-name="P4">'shifting_cpu_nice_0_10_<text:span text:style-name="T3">100</text:span>.csv': 4.0, </text:p>
      <text:p text:style-name="P4">'shifting_cpu_nice_0.01_10_<text:span text:style-name="T3">100</text:span>.csv': 4.0, </text:p>
      <text:p text:style-name="P4">'shifting_cpu_nice_0.1_10_<text:span text:style-name="T3">100</text:span>.csv': None, </text:p>
      <text:p text:style-name="P4">'shifting_cpu_nice_0_100_<text:span text:style-name="T3">100</text:span>.csv': 6.0, </text:p>
      <text:p text:style-name="P4">'shifting_cpu_nice_0.01_100_<text:span text:style-name="T3">100</text:span>.csv': 6.0, </text:p>
      <text:p text:style-name="P4">'shifting_cpu_nice_0.1_100_<text:span text:style-name="T3">100</text:span>.csv': None, </text:p>
      <text:p text:style-name="P4">'shifting_cpu_nice_0_3_<text:span text:style-name="T3">1000</text:span>.csv': 2.0, </text:p>
      <text:p text:style-name="P4">'shifting_cpu_nice_0.01_3_<text:span text:style-name="T3">1000</text:span>.csv': 2.0, </text:p>
      <text:p text:style-name="P4">'shifting_cpu_nice_0.1_3_<text:span text:style-name="T3">1000</text:span>.csv': 3.0, </text:p>
      <text:p text:style-name="P4">'shifting_cpu_nice_0_10_<text:span text:style-name="T3">1000</text:span>.csv': 5.0, </text:p>
      <text:p text:style-name="P4"><text:soft-page-break/>'shifting_cpu_nice_0.01_10_<text:span text:style-name="T3">1000</text:span>.csv': 5.0, </text:p>
      <text:p text:style-name="P4">'shifting_cpu_nice_0.1_10_<text:span text:style-name="T3">1000</text:span>.csv': None, </text:p>
      <text:p text:style-name="P4">'shifting_cpu_nice_0_100_<text:span text:style-name="T3">1000</text:span>.csv': 5.0, </text:p>
      <text:p text:style-name="P4">'shifting_cpu_nice_0.01_100_<text:span text:style-name="T3">1000</text:span>.csv': 5.0, </text:p>
      <text:p text:style-name="P4">'shifting_cpu_nice_0.1_100_<text:span text:style-name="T3">1000</text:span>.csv': 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0:32:26.616807688</meta:creation-date>
    <dc:date>2021-02-08T11:55:14.306449187</dc:date>
    <meta:editing-duration>PT12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297" meta:character-count="4229" meta:non-whitespace-character-count="3958"/>
  </office:meta>
</office:document-meta>
</file>